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0abd" officeooo:paragraph-rsid="001e0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Durante a colonização portuguesa, foi instaurado um projeto de aniquilação dos povos nativos e sua cultura. Nos tempos atuais, esse genocídio e apagamento sistemático prevaleceram, e com novos alvos, mas sobre outra tutela: o interesse capitalista. Assim, é vital discutir as formas que o sistema encontrou para subjulgar e oprimir essas populações, principalmente a indígena e ribeirinha.</text:p>
      <text:p text:style-name="P1"><text:tab/>Dessa forma, a opressão que os povos indígenas sofrem hoje no Brasil é, em alguns aspectos, muito semelhante àquela sofrida durante a colonização portuguesa, como pode ser visto nos diversos casos de garimpo e desmatamento ilegal em terras protegidas. Essa prática criminosa não prejudica apenas o meio-ambiente, pois os garimpeiros exercem uma política genocida nessas terras. Um exemplo disso é o desaparecimento do povo Yanomami, que habitava terras em processo de ocupação pelo garimpo. Assim, a opressão sistemática fica evidente de uma forma dolorosamente óbvia, que foi apagada do escopo principal da mídia e da sociedade.</text:p>
      <text:p text:style-name="P1"><text:tab/>Porém, o interesse capitalista não parou com os povos indígenas, pois a população ribeirinha possui algo muito valioso: água. Água essa que produz energia, irriga latifúndios e gera riqueza. Esse interesse constrói barragens, destrói povoados e a cultura desses povos. Um exemplo disso é a construção da barragem de Sobradinho, que obrigou o deslocamento de milhares de pessoas que viviam da pesca e moravam na beira do rio São Francisco, roubando não apenas a identidade física, mas também cultura dessa população.</text:p>
      <text:p text:style-name="P1"><text:tab/>Dessa foram, fica claro a quem culpabilizar por essas práticas bárbaras. Portanto, cabe ao Ministério do Meio Ambiente, órgão responsável pela preservação da fauna e flora brasileira, proteger e garantir os direitos desses povos contra o avanço do interesse capitalista, por meio de projetos de lei que reconheçam oficialmente essas identidades e forneçam uma fiscalização eficaz, para que os crimes contra esses povos atenuem e exista uma chance de preservar e restaurar aquilo que foi perdido para o vampirismo capitalis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12:21:07.211000000</meta:creation-date>
    <dc:date>2022-11-14T12:41:07.081000000</dc:date>
    <meta:editing-duration>PT20M1S</meta:editing-duration>
    <meta:editing-cycles>1</meta:editing-cycles>
    <meta:document-statistic meta:table-count="0" meta:image-count="0" meta:object-count="0" meta:page-count="1" meta:paragraph-count="4" meta:word-count="314" meta:character-count="2062" meta:non-whitespace-character-count="1748"/>
    <meta:generator>LibreOffice/7.4.0.3$Windows_X86_64 LibreOffice_project/f85e47c08ddd19c015c0114a68350214f7066f5a</meta:generator>
  </office:meta>
</office:document-meta>
</file>